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T1" style:family="text">
      <style:text-properties fo:language="de" fo:country="CH" style:language-asian="zh" style:country-asian="CN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est: {{ test }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0pt" fo:language="en" fo:country="US" style:letter-kerning="fals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color="#00000a" loext:opacity="100%" style:font-name="Liberation Serif" fo:font-family="'Liberation Serif'" style:font-family-generic="roman" style:font-pitch="variable" fo:font-size="12pt" fo:language="en" fo:country="US" style:letter-kerning="fals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WWNum1" style:list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WWNum1" style:list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23T10:43:23</meta:creation-date>
    <meta:initial-creator>Oliver Sauder</meta:initial-creator>
    <dc:language>en-US</dc:language>
    <dc:date>2018-12-31T14:08:02</dc:date>
    <meta:editing-cycles>70</meta:editing-cycles>
    <meta:editing-duration>PT4H7M</meta:editing-duration>
    <meta:generator>LibreOffice/7.3.7.2$Linux_X86_64 LibreOffice_project/30$Build-2</meta:generator>
    <meta:document-statistic meta:table-count="0" meta:image-count="0" meta:object-count="0" meta:page-count="1" meta:paragraph-count="1" meta:word-count="4" meta:character-count="16" meta:non-whitespace-character-count="13"/>
  </office:meta>
</office:document-meta>
</file>